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Mobile</text:span><text:span text:style-name="T3_2"><text:s/></text:span><text:span text:style-name="T3_3">App</text:span><text:span text:style-name="T3_4"><text:s/></text:span><text:span text:style-name="T3_5">Development</text:span></text:p>
      <text:p text:style-name="P4"/>
      <text:p text:style-name="P5"><text:span text:style-name="T5_1">Quiz</text:span><text:span text:style-name="T5_2"><text:s/>5:<text:s/></text:span><text:span text:style-name="T5_3">Touch</text:span><text:span text:style-name="T5_4"><text:s/></text:span><text:span text:style-name="T5_5">Event</text:span><text:span text:style-name="T5_6"><text:s/></text:span><text:span text:style-name="T5_7">Listeners</text:span><text:span text:style-name="T5_8"><text:s/></text:span><text:span text:style-name="T5_9">User</text:span><text:span text:style-name="T5_10"><text:s/></text:span><text:span text:style-name="T5_11">Interface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gth</text:span><text:span text:style-name="T9_12"><text:s/></text:span><text:span text:style-name="T9_13">Mobile</text:span><text:span text:style-name="T9_14"><text:s/></text:span><text:span text:style-name="T9_15">App</text:span><text:span text:style-name="T9_16"><text:s/></text:span><text:span text:style-name="T9_17">Development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hat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network</text:span><text:span text:style-name="T15_8"><text:s/></text:span><text:span text:style-name="T15_9">request</text:span><text:span text:style-name="T15_10">?</text:span></text:p>
            <text:p text:style-name="P16"/>
            <text:list text:style-name="LS1" xml:id="list0">
              <text:list-item>
                <text:p text:style-name="P17"><text:span text:style-name="T17_1">It</text:span><text:span text:style-name="T17_2"><text:s/></text:span><text:span text:style-name="T17_3">is</text:span><text:span text:style-name="T17_4"><text:s/></text:span><text:span text:style-name="T17_5">a</text:span><text:span text:style-name="T17_6"><text:s/></text:span><text:span text:style-name="T17_7">request</text:span><text:span text:style-name="T17_8"><text:s/></text:span><text:span text:style-name="T17_9">to</text:span><text:span text:style-name="T17_10"><text:s/></text:span><text:span text:style-name="T17_11">a</text:span><text:span text:style-name="T17_12"><text:s/></text:span><text:span text:style-name="T17_13">URL</text:span><text:span text:style-name="T17_14"><text:s/></text:span><text:span text:style-name="T17_15">to</text:span><text:span text:style-name="T17_16"><text:s/></text:span><text:span text:style-name="T17_17">fetch</text:span><text:span text:style-name="T17_18"><text:s/></text:span><text:span text:style-name="T17_19">some</text:span><text:span text:style-name="T17_20"><text:s/></text:span><text:span text:style-name="T17_21">data</text:span></text:p>
              </text:list-item>
              <text:list-item>
                <text:p text:style-name="P18"><text:span text:style-name="T18_1">It</text:span><text:span text:style-name="T18_2"><text:s/></text:span><text:span text:style-name="T18_3">is</text:span><text:span text:style-name="T18_4"><text:s/></text:span><text:span text:style-name="T18_5">a</text:span><text:span text:style-name="T18_6"><text:s/></text:span><text:span text:style-name="T18_7">request</text:span><text:span text:style-name="T18_8"><text:s/></text:span><text:span text:style-name="T18_9">to</text:span><text:span text:style-name="T18_10"><text:s/></text:span><text:span text:style-name="T18_11">the</text:span><text:span text:style-name="T18_12"><text:s/></text:span><text:span text:style-name="T18_13">game</text:span><text:span text:style-name="T18_14"><text:s/></text:span><text:span text:style-name="T18_15">to</text:span><text:span text:style-name="T18_16"><text:s/></text:span><text:span text:style-name="T18_17">fetch</text:span><text:span text:style-name="T18_18"><text:s/></text:span><text:span text:style-name="T18_19">some</text:span><text:span text:style-name="T18_20"><text:s/></text:span><text:span text:style-name="T18_21">data</text:span></text:p>
              </text:list-item>
              <text:list-item>
                <text:p text:style-name="P19"><text:span text:style-name="T19_1">It</text:span><text:span text:style-name="T19_2"><text:s/></text:span><text:span text:style-name="T19_3">is</text:span><text:span text:style-name="T19_4"><text:s/></text:span><text:span text:style-name="T19_5">a</text:span><text:span text:style-name="T19_6"><text:s/></text:span><text:span text:style-name="T19_7">request</text:span><text:span text:style-name="T19_8"><text:s/></text:span><text:span text:style-name="T19_9">to</text:span><text:span text:style-name="T19_10"><text:s/></text:span><text:span text:style-name="T19_11">the</text:span><text:span text:style-name="T19_12"><text:s/></text:span><text:span text:style-name="T19_13">other</text:span><text:span text:style-name="T19_14"><text:s/></text:span><text:span text:style-name="T19_15">mobile</text:span><text:span text:style-name="T19_16"><text:s/></text:span><text:span text:style-name="T19_17">gamers</text:span></text:p>
              </text:list-item>
            </text:list>
            <text:p text:style-name="P20"/>
            <text:p text:style-name="P21"><text:span text:style-name="T21_1">Type</text:span><text:span text:style-name="T21_2"><text:s/></text:span><text:span text:style-name="T21_3">in</text:span><text:span text:style-name="T21_4"><text:s/>1<text:s/></text:span><text:span text:style-name="T21_5">if</text:span><text:span text:style-name="T21_6"><text:s/></text:span><text:span text:style-name="T21_7">you</text:span><text:span text:style-name="T21_8"><text:s/></text:span><text:span text:style-name="T21_9">think</text:span><text:span text:style-name="T21_10"><text:s/></text:span><text:span text:style-name="T21_11">Option</text:span><text:span text:style-name="T21_12"><text:s/>1<text:s/></text:span><text:span text:style-name="T21_13">is</text:span><text:span text:style-name="T21_14"><text:s/></text:span><text:span text:style-name="T21_15">the</text:span><text:span text:style-name="T21_16"><text:s/></text:span><text:span text:style-name="T21_17">correct</text:span><text:span text:style-name="T21_18"><text:s/></text:span><text:span text:style-name="T21_19">answer</text:span></text:p>
            <text:p text:style-name="P22"><text:span text:style-name="T22_1">Type</text:span><text:span text:style-name="T22_2"><text:s/></text:span><text:span text:style-name="T22_3">in</text:span><text:span text:style-name="T22_4"><text:s/>2<text:s/></text:span><text:span text:style-name="T22_5">if</text:span><text:span text:style-name="T22_6"><text:s/></text:span><text:span text:style-name="T22_7">you</text:span><text:span text:style-name="T22_8"><text:s/></text:span><text:span text:style-name="T22_9">think</text:span><text:span text:style-name="T22_10"><text:s/></text:span><text:span text:style-name="T22_11">Option</text:span><text:span text:style-name="T22_12"><text:s/>2<text:s/></text:span><text:span text:style-name="T22_13">is</text:span><text:span text:style-name="T22_14"><text:s/></text:span><text:span text:style-name="T22_15">the</text:span><text:span text:style-name="T22_16"><text:s/></text:span><text:span text:style-name="T22_17">correct</text:span><text:span text:style-name="T22_18"><text:s/></text:span><text:span text:style-name="T22_19">answer</text:span></text:p>
            <text:p text:style-name="P23"><text:span text:style-name="T23_1">Type</text:span><text:span text:style-name="T23_2"><text:s/></text:span><text:span text:style-name="T23_3">in</text:span><text:span text:style-name="T23_4"><text:s/>3<text:s/></text:span><text:span text:style-name="T23_5">if</text:span><text:span text:style-name="T23_6"><text:s/></text:span><text:span text:style-name="T23_7">you</text:span><text:span text:style-name="T23_8"><text:s/></text:span><text:span text:style-name="T23_9">think</text:span><text:span text:style-name="T23_10"><text:s/></text:span><text:span text:style-name="T23_11">Option</text:span><text:span text:style-name="T23_12"><text:s/>3<text:s/></text:span><text:span text:style-name="T23_13">is</text:span><text:span text:style-name="T23_14"><text:s/></text:span><text:span text:style-name="T23_15">the</text:span><text:span text:style-name="T23_16"><text:s/></text:span><text:span text:style-name="T23_17">correct</text:span><text:span text:style-name="T23_18"><text:s/></text:span><text:span text:style-name="T23_19">answer</text:span></text:p>
            <text:p text:style-name="P24"/>
            <text:p text:style-name="P25"><text:span text:style-name="T25_1">Indicate</text:span><text:span text:style-name="T25_2"><text:s/></text:span><text:span text:style-name="T25_3">your</text:span><text:span text:style-name="T25_4"><text:s/></text:span><text:span text:style-name="T25_5">answer</text:span><text:span text:style-name="T25_6"><text:s/></text:span><text:span text:style-name="T25_7">choice</text:span><text:span text:style-name="T25_8"><text:s/></text:span><text:span text:style-name="T25_9">in</text:span><text:span text:style-name="T25_10"><text:s/></text:span><text:span text:style-name="T25_11">the</text:span><text:span text:style-name="T25_12"><text:s/></text:span><text:span text:style-name="T25_13">Answer</text:span><text:span text:style-name="T25_14"><text:s/></text:span><text:span text:style-name="T25_15">Box</text:span><text:span text:style-name="T25_16"><text:s/></text:span><text:span text:style-name="T25_17">below</text:span><text:span text:style-name="T25_18">.<text:s/></text:span></text:p>
          </table:table-cell>
        </table:table-row>
        <table:table-row table:style-name="Row4">
          <table:table-cell table:style-name="Cell4">
            <text:p text:style-name="P26"/>
            <text:p text:style-name="P27"><text:span text:style-name="T27_1">Answer</text:span></text:p>
          </table:table-cell>
        </table:table-row>
        <table:table-row table:style-name="Row5">
          <table:table-cell table:style-name="Cell5">
            <text:p text:style-name="P28"/>
            <text:p text:style-name="P29"/>
            <text:p text:style-name="P30"/>
            <text:p text:style-name="P31"/>
          </table:table-cell>
        </table:table-row>
      </table:table>
      <text:p text:style-name="P32"/>
      <text:p text:style-name="P33"/>
      <text:p text:style-name="P34"/>
      <table:table table:style-name="Table3">
        <table:table-column table:style-name="Column3"/>
        <table:table-row table:style-name="Row6">
          <table:table-cell table:style-name="Cell6">
            <text:p text:style-name="P35"><text:span text:style-name="T35_1">Question</text:span><text:span text:style-name="T35_2"><text:s/>2</text:span></text:p>
          </table:table-cell>
        </table:table-row>
        <table:table-row table:style-name="Row7">
          <table:table-cell table:style-name="Cell7">
            <text:p text:style-name="P36"><text:span text:style-name="T36_1">A</text:span><text:span text:style-name="T36_2"><text:s/></text:span><text:span text:style-name="T36_3">student</text:span><text:span text:style-name="T36_4"><text:s/></text:span><text:span text:style-name="T36_5">wants</text:span><text:span text:style-name="T36_6"><text:s/></text:span><text:span text:style-name="T36_7">to</text:span><text:span text:style-name="T36_8"><text:s/></text:span><text:span text:style-name="T36_9">apply</text:span><text:span text:style-name="T36_10"><text:s/></text:span><text:span text:style-name="T36_11">a</text:span><text:span text:style-name="T36_12"><text:s/></text:span><text:span text:style-name="T36_13">impulse</text:span><text:span text:style-name="T36_14"><text:s/></text:span><text:span text:style-name="T36_15">on</text:span><text:span text:style-name="T36_16"><text:s/></text:span><text:span text:style-name="T36_17">a</text:span><text:span text:style-name="T36_18"><text:s/></text:span><text:span text:style-name="T36_19">ball</text:span><text:span text:style-name="T36_20"><text:s/></text:span><text:span text:style-name="T36_21">to</text:span><text:span text:style-name="T36_22"><text:s/></text:span><text:span text:style-name="T36_23">move</text:span><text:span text:style-name="T36_24"><text:s/></text:span><text:span text:style-name="T36_25">it</text:span><text:span text:style-name="T36_26"><text:s/></text:span><text:span text:style-name="T36_27">in</text:span><text:span text:style-name="T36_28"><text:s/></text:span><text:span text:style-name="T36_29">a</text:span><text:span text:style-name="T36_30"><text:s/></text:span><text:span text:style-name="T36_31">certain</text:span><text:span text:style-name="T36_32"><text:s/></text:span><text:span text:style-name="T36_33">straight</text:span><text:span text:style-name="T36_34"><text:s/></text:span><text:span text:style-name="T36_35">line</text:span><text:span text:style-name="T36_36"><text:s/></text:span></text:p>
            <text:p text:style-name="P37"/>
            <text:p text:style-name="P38"><text:span text:style-name="T38_1">What</text:span><text:span text:style-name="T38_2"><text:s/></text:span><text:span text:style-name="T38_3">API</text:span><text:span text:style-name="T38_4"><text:s/></text:span><text:span text:style-name="T38_5">should</text:span><text:span text:style-name="T38_6"><text:s/></text:span><text:span text:style-name="T38_7">the</text:span><text:span text:style-name="T38_8"><text:s/></text:span><text:span text:style-name="T38_9">student</text:span><text:span text:style-name="T38_10"><text:s/></text:span><text:span text:style-name="T38_11">use</text:span></text:p>
            <text:p text:style-name="P39"/>
            <text:list text:style-name="LS2" xml:id="list3">
              <text:list-item>
                <text:p text:style-name="P40"><text:span text:style-name="T40_1">ball</text:span><text:span text:style-name="T40_2">:</text:span><text:span text:style-name="T40_3">applyLinearImpulse</text:span></text:p>
              </text:list-item>
              <text:list-item>
                <text:p text:style-name="P41"><text:span text:style-name="T41_1">ball</text:span><text:span text:style-name="T41_2">:</text:span><text:span text:style-name="T41_3">applyAngularImpulse</text:span></text:p>
              </text:list-item>
            </text:list>
            <text:p text:style-name="P42"/>
            <text:p text:style-name="P43"><text:span text:style-name="T43_1">Type</text:span><text:span text:style-name="T43_2"><text:s/></text:span><text:span text:style-name="T43_3">in</text:span><text:span text:style-name="T43_4"><text:s/>1<text:s/></text:span><text:span text:style-name="T43_5">if</text:span><text:span text:style-name="T43_6"><text:s/></text:span><text:span text:style-name="T43_7">you</text:span><text:span text:style-name="T43_8"><text:s/></text:span><text:span text:style-name="T43_9">think</text:span><text:span text:style-name="T43_10"><text:s/></text:span><text:span text:style-name="T43_11">Option</text:span><text:span text:style-name="T43_12"><text:s/>1<text:s/></text:span><text:span text:style-name="T43_13">is</text:span><text:span text:style-name="T43_14"><text:s/></text:span><text:span text:style-name="T43_15">the</text:span><text:span text:style-name="T43_16"><text:s/></text:span><text:span text:style-name="T43_17">correct</text:span><text:span text:style-name="T43_18"><text:s/></text:span><text:span text:style-name="T43_19">answer</text:span></text:p>
            <text:p text:style-name="P44"><text:span text:style-name="T44_1">Type</text:span><text:span text:style-name="T44_2"><text:s/></text:span><text:span text:style-name="T44_3">in</text:span><text:span text:style-name="T44_4"><text:s/>2<text:s/></text:span><text:span text:style-name="T44_5">if</text:span><text:span text:style-name="T44_6"><text:s/></text:span><text:span text:style-name="T44_7">you</text:span><text:span text:style-name="T44_8"><text:s/></text:span><text:span text:style-name="T44_9">think</text:span><text:span text:style-name="T44_10"><text:s/></text:span><text:span text:style-name="T44_11">Option</text:span><text:span text:style-name="T44_12"><text:s/>2<text:s/></text:span><text:span text:style-name="T44_13">is</text:span><text:span text:style-name="T44_14"><text:s/></text:span><text:span text:style-name="T44_15">the</text:span><text:span text:style-name="T44_16"><text:s/></text:span><text:span text:style-name="T44_17">correct</text:span><text:span text:style-name="T44_18"><text:s/></text:span><text:span text:style-name="T44_19">answer</text:span></text:p>
            <text:p text:style-name="P45"/>
            <text:p text:style-name="P46"><text:span text:style-name="T46_1">Indicate</text:span><text:span text:style-name="T46_2"><text:s/></text:span><text:span text:style-name="T46_3">your</text:span><text:span text:style-name="T46_4"><text:s/></text:span><text:span text:style-name="T46_5">answer</text:span><text:span text:style-name="T46_6"><text:s/></text:span><text:span text:style-name="T46_7">choice</text:span><text:span text:style-name="T46_8"><text:s/></text:span><text:span text:style-name="T46_9">in</text:span><text:span text:style-name="T46_10"><text:s/></text:span><text:span text:style-name="T46_11">the</text:span><text:span text:style-name="T46_12"><text:s/></text:span><text:span text:style-name="T46_13">Answer</text:span><text:span text:style-name="T46_14"><text:s/></text:span><text:span text:style-name="T46_15">Box</text:span><text:span text:style-name="T46_16"><text:s/></text:span><text:span text:style-name="T46_17">below</text:span><text:span text:style-name="T46_18">.<text:s/></text:span></text:p>
          </table:table-cell>
        </table:table-row>
        <table:table-row table:style-name="Row8">
          <table:table-cell table:style-name="Cell8">
            <text:p text:style-name="P47"><text:span text:style-name="T47_1">Answer</text:span></text:p>
          </table:table-cell>
        </table:table-row>
        <table:table-row table:style-name="Row9">
          <table:table-cell table:style-name="Cell9">
            <text:p text:style-name="P48"/>
            <text:p text:style-name="P49"/>
            <text:p text:style-name="P50"/>
            <text:p text:style-name="P51"/>
            <text:p text:style-name="P52"/>
          </table:table-cell>
        </table:table-row>
      </table:table>
      <text:p text:style-name="P53"/>
      <text:p text:style-name="P54"/>
      <text:p text:style-name="P55"/>
      <text:p text:style-name="P56"/>
      <table:table table:style-name="Table4">
        <table:table-column table:style-name="Column4"/>
        <table:table-row table:style-name="Row10">
          <table:table-cell table:style-name="Cell10">
            <text:p text:style-name="P57"><text:span text:style-name="T57_1">Question</text:span><text:span text:style-name="T57_2"><text:s/>3</text:span></text:p>
          </table:table-cell>
        </table:table-row>
        <table:table-row table:style-name="Row11">
          <table:table-cell table:style-name="Cell11">
            <text:p text:style-name="P58"><text:span text:style-name="T58_1">What</text:span><text:span text:style-name="T58_2"><text:s/></text:span><text:span text:style-name="T58_3">is</text:span><text:span text:style-name="T58_4"><text:s/></text:span><text:span text:style-name="T58_5">collision</text:span><text:span text:style-name="T58_6"><text:s/></text:span><text:span text:style-name="T58_7">detection</text:span><text:span text:style-name="T58_8">?</text:span></text:p>
            <text:p text:style-name="P59"/>
            <text:list text:style-name="LS3" xml:id="list5">
              <text:list-item>
                <text:p text:style-name="P60"><text:span text:style-name="T60_1">It</text:span><text:span text:style-name="T60_2"><text:s/></text:span><text:span text:style-name="T60_3">allows</text:span><text:span text:style-name="T60_4"><text:s/></text:span><text:span text:style-name="T60_5">detection</text:span><text:span text:style-name="T60_6"><text:s/></text:span><text:span text:style-name="T60_7">when</text:span><text:span text:style-name="T60_8"><text:s/></text:span><text:span text:style-name="T60_9">any</text:span><text:span text:style-name="T60_10"><text:s/>2<text:s/></text:span><text:span text:style-name="T60_11">display</text:span><text:span text:style-name="T60_12"><text:s/></text:span><text:span text:style-name="T60_13">objects</text:span><text:span text:style-name="T60_14"><text:s/></text:span><text:span text:style-name="T60_15">to</text:span><text:span text:style-name="T60_16"><text:s/></text:span><text:span text:style-name="T60_17">collide</text:span></text:p>
              </text:list-item>
              <text:list-item>
                <text:p text:style-name="P61"><text:span text:style-name="T61_1">It</text:span><text:span text:style-name="T61_2"><text:s/></text:span><text:span text:style-name="T61_3">allows</text:span><text:span text:style-name="T61_4"><text:s/></text:span><text:span text:style-name="T61_5">detection</text:span><text:span text:style-name="T61_6"><text:s/></text:span><text:span text:style-name="T61_7">of</text:span><text:span text:style-name="T61_8"><text:s/></text:span><text:span text:style-name="T61_9">when</text:span><text:span text:style-name="T61_10"><text:s/>2<text:s/></text:span><text:span text:style-name="T61_11">physics</text:span><text:span text:style-name="T61_12"><text:s/></text:span><text:span text:style-name="T61_13">display</text:span><text:span text:style-name="T61_14"><text:s/></text:span><text:span text:style-name="T61_15">objects</text:span><text:span text:style-name="T61_16"><text:s/></text:span><text:span text:style-name="T61_17">collide</text:span></text:p>
              </text:list-item>
            </text:list>
            <text:p text:style-name="P62"/>
            <text:p text:style-name="P63"><text:span text:style-name="T63_1">Type</text:span><text:span text:style-name="T63_2"><text:s/></text:span><text:span text:style-name="T63_3">in</text:span><text:span text:style-name="T63_4"><text:s/>1<text:s/></text:span><text:span text:style-name="T63_5">if</text:span><text:span text:style-name="T63_6"><text:s/></text:span><text:span text:style-name="T63_7">you</text:span><text:span text:style-name="T63_8"><text:s/></text:span><text:span text:style-name="T63_9">think</text:span><text:span text:style-name="T63_10"><text:s/></text:span><text:span text:style-name="T63_11">Option</text:span><text:span text:style-name="T63_12"><text:s/>1<text:s/></text:span><text:span text:style-name="T63_13">is</text:span><text:span text:style-name="T63_14"><text:s/></text:span><text:span text:style-name="T63_15">the</text:span><text:span text:style-name="T63_16"><text:s/></text:span><text:span text:style-name="T63_17">correct</text:span><text:span text:style-name="T63_18"><text:s/></text:span><text:span text:style-name="T63_19">answer</text:span></text:p>
            <text:p text:style-name="P64"><text:span text:style-name="T64_1">Type</text:span><text:span text:style-name="T64_2"><text:s/></text:span><text:span text:style-name="T64_3">in</text:span><text:span text:style-name="T64_4"><text:s/>2<text:s/></text:span><text:span text:style-name="T64_5">if</text:span><text:span text:style-name="T64_6"><text:s/></text:span><text:span text:style-name="T64_7">you</text:span><text:span text:style-name="T64_8"><text:s/></text:span><text:span text:style-name="T64_9">think</text:span><text:span text:style-name="T64_10"><text:s/></text:span><text:span text:style-name="T64_11">Option</text:span><text:span text:style-name="T64_12"><text:s/>2<text:s/></text:span><text:span text:style-name="T64_13">is</text:span><text:span text:style-name="T64_14"><text:s/></text:span><text:span text:style-name="T64_15">the</text:span><text:span text:style-name="T64_16"><text:s/></text:span><text:span text:style-name="T64_17">correct</text:span><text:span text:style-name="T64_18"><text:s/></text:span><text:span text:style-name="T64_19">answer</text:span></text:p>
            <text:p text:style-name="P65"/>
            <text:p text:style-name="P66"><text:span text:style-name="T66_1">Indicate</text:span><text:span text:style-name="T66_2"><text:s/></text:span><text:span text:style-name="T66_3">your</text:span><text:span text:style-name="T66_4"><text:s/></text:span><text:span text:style-name="T66_5">answer</text:span><text:span text:style-name="T66_6"><text:s/></text:span><text:span text:style-name="T66_7">choice</text:span><text:span text:style-name="T66_8"><text:s/></text:span><text:span text:style-name="T66_9">in</text:span><text:span text:style-name="T66_10"><text:s/></text:span><text:span text:style-name="T66_11">the</text:span><text:span text:style-name="T66_12"><text:s/></text:span><text:span text:style-name="T66_13">Answer</text:span><text:span text:style-name="T66_14"><text:s/></text:span><text:span text:style-name="T66_15">Box</text:span><text:span text:style-name="T66_16"><text:s/></text:span><text:span text:style-name="T66_17">below</text:span></text:p>
          </table:table-cell>
        </table:table-row>
        <table:table-row table:style-name="Row12">
          <table:table-cell table:style-name="Cell12">
            <text:p text:style-name="P67"><text:span text:style-name="T67_1">Answer</text:span></text:p>
          </table:table-cell>
        </table:table-row>
        <table:table-row table:style-name="Row13">
          <table:table-cell table:style-name="Cell13">
            <text:p text:style-name="P68"/>
            <text:p text:style-name="P69"/>
            <text:p text:style-name="P70"/>
            <text:p text:style-name="P71"/>
            <text:p text:style-name="P72"/>
          </table:table-cell>
        </table:table-row>
      </table:table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